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8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3cm"/>
      <style:paragraph-properties style:writing-mode="lr-tb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Times New Roman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Times New Roman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/>
      <style:text-properties style:font-name="Times New Roman" fo:font-weight="bold" style:font-weight-asian="bold" style:font-weight-complex="bold"/>
    </style:style>
    <style:style style:name="P7" style:family="paragraph">
      <style:paragraph-properties fo:text-align="start"/>
      <style:text-properties style:font-name="Times New Roman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3.5cm" svg:height="0.954cm" svg:x="16.298cm" svg:y="0.374cm">
          <draw:text-box>
            <text:p text:style-name="P1"><text:span text:style-name="T1">server</text:span></text:p>
          </draw:text-box>
        </draw:frame>
        <draw:frame draw:style-name="gr2" draw:text-style-name="P2" draw:layer="layout" svg:width="5.47cm" svg:height="0.954cm" svg:x="15.298cm" svg:y="2.974cm">
          <draw:text-box>
            <text:p text:style-name="P1"><text:span text:style-name="T1">public/index.php</text:span></text:p>
          </draw:text-box>
        </draw:frame>
        <draw:line draw:style-name="gr3" draw:text-style-name="P3" draw:layer="layout" svg:x1="18.098cm" svg:y1="1.328cm" svg:x2="18.098cm" svg:y2="2.828cm">
          <text:p/>
        </draw:line>
        <draw:line draw:style-name="gr3" draw:text-style-name="P3" draw:layer="layout" svg:x1="23.298cm" svg:y1="3.874cm" svg:x2="23.298cm" svg:y2="5.32cm">
          <text:p/>
        </draw:line>
        <draw:line draw:style-name="gr4" draw:text-style-name="P3" draw:layer="layout" svg:x1="12.298cm" svg:y1="4.374cm" svg:x2="115cm" svg:y2="4.5cm">
          <text:p/>
        </draw:line>
        <draw:line draw:style-name="gr3" draw:text-style-name="P3" draw:layer="layout" svg:x1="12.298cm" svg:y1="4.374cm" svg:x2="12.298cm" svg:y2="5.32cm">
          <text:p/>
        </draw:line>
        <draw:line draw:style-name="gr3" draw:text-style-name="P3" draw:layer="layout" svg:x1="17.798cm" svg:y1="4.374cm" svg:x2="17.798cm" svg:y2="5.32cm">
          <text:p/>
        </draw:line>
        <draw:frame draw:style-name="gr5" draw:text-style-name="P2" draw:layer="layout" svg:width="6.131cm" svg:height="0.954cm" svg:x="8.798cm" svg:y="5.512cm">
          <draw:text-box>
            <text:p text:style-name="P1"><text:span text:style-name="T1">Require autoLoader</text:span></text:p>
          </draw:text-box>
        </draw:frame>
        <draw:frame draw:style-name="gr6" draw:text-style-name="P5" draw:layer="layout" svg:width="5.692cm" svg:height="0.954cm" svg:x="14.929cm" svg:y="5.512cm">
          <draw:text-box>
            <text:p text:style-name="P4"><text:span text:style-name="T1">Intialize </text:span><text:span text:style-name="T1">DotENV</text:span></text:p>
          </draw:text-box>
        </draw:frame>
        <draw:frame draw:style-name="gr7" draw:text-style-name="P2" draw:layer="layout" svg:width="6cm" svg:height="1.657cm" svg:x="20.298cm" svg:y="5.559cm">
          <draw:text-box>
            <text:p text:style-name="P1"><text:span text:style-name="T1">Intialize App Class</text:span></text:p>
            <text:p text:style-name="P1"><text:span text:style-name="T1">$app = new App()</text:span></text:p>
          </draw:text-box>
        </draw:frame>
        <draw:line draw:style-name="gr3" draw:text-style-name="P3" draw:layer="layout" svg:x1="100.5cm" svg:y1="4.5cm" svg:x2="100.5cm" svg:y2="5.446cm">
          <text:p/>
        </draw:line>
        <draw:frame draw:style-name="gr8" draw:text-style-name="P2" draw:layer="layout" svg:width="4.5cm" svg:height="1.657cm" svg:x="98.407cm" svg:y="5.614cm">
          <draw:text-box>
            <text:p text:style-name="P1"><text:span text:style-name="T1">Define Routes</text:span></text:p>
            <text:p text:style-name="P1"><text:span text:style-name="T1">Router::</text:span></text:p>
          </draw:text-box>
        </draw:frame>
        <draw:frame draw:style-name="gr8" draw:text-style-name="P2" draw:layer="layout" svg:width="4.5cm" svg:height="0.954cm" svg:x="113cm" svg:y="5.789cm">
          <draw:text-box>
            <text:p text:style-name="P1"><text:span text:style-name="T1">$app-&gt;run()</text:span></text:p>
          </draw:text-box>
        </draw:frame>
        <draw:line draw:style-name="gr3" draw:text-style-name="P3" draw:layer="layout" svg:x1="115cm" svg:y1="4.5cm" svg:x2="115cm" svg:y2="5.446cm">
          <text:p/>
        </draw:line>
        <draw:line draw:style-name="gr3" draw:text-style-name="P3" draw:layer="layout" svg:x1="23.5cm" svg:y1="7.554cm" svg:x2="23.5cm" svg:y2="9cm">
          <text:p/>
        </draw:line>
        <draw:line draw:style-name="gr4" draw:text-style-name="P3" draw:layer="layout" svg:x1="6.5cm" svg:y1="8cm" svg:x2="89cm" svg:y2="8cm">
          <text:p/>
        </draw:line>
        <draw:line draw:style-name="gr3" draw:text-style-name="P3" draw:layer="layout" svg:x1="6.5cm" svg:y1="8cm" svg:x2="6.5cm" svg:y2="8.946cm">
          <text:p/>
        </draw:line>
        <draw:line draw:style-name="gr3" draw:text-style-name="P3" draw:layer="layout" svg:x1="33.256cm" svg:y1="8cm" svg:x2="33.256cm" svg:y2="8.946cm">
          <text:p/>
        </draw:line>
        <draw:line draw:style-name="gr3" draw:text-style-name="P3" draw:layer="layout" svg:x1="14.5cm" svg:y1="8cm" svg:x2="14.5cm" svg:y2="8.946cm">
          <text:p/>
        </draw:line>
        <draw:line draw:style-name="gr3" draw:text-style-name="P3" draw:layer="layout" svg:x1="39.5cm" svg:y1="8cm" svg:x2="39.5cm" svg:y2="8.946cm">
          <text:p/>
        </draw:line>
        <draw:frame draw:style-name="gr9" draw:text-style-name="P2" draw:layer="layout" svg:width="7cm" svg:height="1.657cm" svg:x="3cm" svg:y="9cm">
          <draw:text-box>
            <text:p text:style-name="P1"><text:span text:style-name="T1">public static App $app; </text:span></text:p>
            <text:p text:style-name="P1"><text:span text:style-name="T1">self::$app = $this;</text:span></text:p>
          </draw:text-box>
        </draw:frame>
        <draw:frame draw:style-name="gr10" draw:text-style-name="P2" draw:layer="layout" svg:width="9.5cm" svg:height="1.657cm" svg:x="27.5cm" svg:y="8.947cm">
          <draw:text-box>
            <text:p text:style-name="P1"><text:span text:style-name="T1"><text:s text:c="4"/></text:span><text:span text:style-name="T1">public Request $request; </text:span></text:p>
            <text:p text:style-name="P1"><text:span text:style-name="T1">$this-&gt;request = new Request();</text:span></text:p>
          </draw:text-box>
        </draw:frame>
        <draw:frame draw:style-name="gr10" draw:text-style-name="P2" draw:layer="layout" svg:width="8cm" svg:height="1.657cm" svg:x="19.5cm" svg:y="9cm">
          <draw:text-box>
            <text:p text:style-name="P1"><text:span text:style-name="T1"><text:s text:c="4"/></text:span><text:span text:style-name="T1">public View $view;</text:span></text:p>
            <text:p text:style-name="P1"><text:span text:style-name="T1"><text:s/></text:span><text:span text:style-name="T1">$this-&gt;view = new View();</text:span></text:p>
          </draw:text-box>
        </draw:frame>
        <draw:line draw:style-name="gr4" draw:text-style-name="P3" draw:layer="layout" svg:x1="11.5cm" svg:y1="11.526cm" svg:x2="17.5cm" svg:y2="11.526cm">
          <text:p/>
        </draw:line>
        <draw:line draw:style-name="gr3" draw:text-style-name="P3" draw:layer="layout" svg:x1="11.5cm" svg:y1="11.5cm" svg:x2="11.5cm" svg:y2="12.446cm">
          <text:p/>
        </draw:line>
        <draw:line draw:style-name="gr3" draw:text-style-name="P3" draw:layer="layout" svg:x1="17.5cm" svg:y1="11.553cm" svg:x2="17.5cm" svg:y2="12.499cm">
          <text:p/>
        </draw:line>
        <draw:frame draw:style-name="gr10" draw:text-style-name="P2" draw:layer="layout" svg:width="9cm" svg:height="1.657cm" svg:x="10.5cm" svg:y="8.947cm">
          <draw:text-box>
            <text:p text:style-name="P1"><text:span text:style-name="T1"><text:s text:c="4"/></text:span><text:span text:style-name="T1">public Session $session;</text:span></text:p>
            <text:p text:style-name="P1"><text:span text:style-name="T1">$this-&gt;session = new Session();</text:span></text:p>
          </draw:text-box>
        </draw:frame>
        <draw:frame draw:style-name="gr10" draw:text-style-name="P2" draw:layer="layout" svg:width="7cm" svg:height="1.657cm" svg:x="36.5cm" svg:y="9.002cm">
          <draw:text-box>
            <text:p text:style-name="P1"><text:span text:style-name="T1"><text:s text:c="2"/></text:span><text:span text:style-name="T1">public DB $db; <text:s text:c="6"/></text:span></text:p>
            <text:p text:style-name="P1"><text:span text:style-name="T1"><text:s/></text:span><text:span text:style-name="T1">$this-&gt;db = new DB();</text:span></text:p>
          </draw:text-box>
        </draw:frame>
        <draw:frame draw:style-name="gr11" draw:text-style-name="P2" draw:layer="layout" svg:width="8.5cm" svg:height="2cm" svg:x="43.5cm" svg:y="9cm">
          <draw:text-box>
            <text:p text:style-name="P1"><text:span text:style-name="T1"><text:s text:c="4"/></text:span><text:span text:style-name="T1">public ?User $user = null;</text:span></text:p>
            <text:p text:style-name="P1"><text:span text:style-name="T1">$this-&gt;user = new User();</text:span></text:p>
          </draw:text-box>
        </draw:frame>
        <draw:frame draw:style-name="gr11" draw:text-style-name="P2" draw:layer="layout" svg:width="10cm" svg:height="2cm" svg:x="52cm" svg:y="9cm">
          <draw:text-box>
            <text:p text:style-name="P1"><text:span text:style-name="T1"><text:s text:c="4"/></text:span><text:span text:style-name="T1">public MainModel $model;</text:span></text:p>
            <text:p text:style-name="P1"><text:span text:style-name="T1">$this-&gt;model = new MainModel();</text:span></text:p>
          </draw:text-box>
        </draw:frame>
        <draw:frame draw:style-name="gr11" draw:text-style-name="P2" draw:layer="layout" svg:width="9cm" svg:height="2cm" svg:x="74cm" svg:y="9cm">
          <draw:text-box>
            <text:p text:style-name="P1"><text:span text:style-name="T1"><text:s text:c="4"/></text:span><text:span text:style-name="T1">public Router $router; </text:span></text:p>
            <text:p text:style-name="P1"><text:span text:style-name="T1">$this-&gt;router = new Router();</text:span></text:p>
          </draw:text-box>
        </draw:frame>
        <draw:frame draw:style-name="gr11" draw:text-style-name="P6" draw:layer="layout" svg:width="12.5cm" svg:height="2cm" svg:x="62cm" svg:y="9cm">
          <draw:text-box>
            <text:p text:style-name="P1"><text:span text:style-name="T1">public MainController $controller;</text:span></text:p>
            <text:p text:style-name="P1"><text:span text:style-name="T1">$this-&gt;controller = new MainController();</text:span></text:p>
          </draw:text-box>
        </draw:frame>
        <draw:line draw:style-name="gr3" draw:text-style-name="P3" draw:layer="layout" svg:x1="47.5cm" svg:y1="8cm" svg:x2="47.5cm" svg:y2="8.946cm">
          <text:p/>
        </draw:line>
        <draw:line draw:style-name="gr3" draw:text-style-name="P3" draw:layer="layout" svg:x1="56cm" svg:y1="8.054cm" svg:x2="56cm" svg:y2="9cm">
          <text:p/>
        </draw:line>
        <draw:line draw:style-name="gr3" draw:text-style-name="P3" draw:layer="layout" svg:x1="89cm" svg:y1="8cm" svg:x2="89cm" svg:y2="8.946cm">
          <text:p/>
        </draw:line>
        <draw:line draw:style-name="gr3" draw:text-style-name="P3" draw:layer="layout" svg:x1="65.5cm" svg:y1="8.054cm" svg:x2="65.5cm" svg:y2="9cm">
          <text:p/>
        </draw:line>
        <draw:frame draw:style-name="gr12" draw:text-style-name="P6" draw:layer="layout" svg:width="12.5cm" svg:height="3.063cm" svg:x="83.5cm" svg:y="9.437cm">
          <draw:text-box>
            <text:p text:style-name="P1"><text:span text:style-name="T1">Get User from storage</text:span></text:p>
            <text:p text:style-name="P7"><text:span text:style-name="T1">if($this-&gt;session-&gt;get('user')){</text:span></text:p>
            <text:p text:style-name="P7"><text:span text:style-name="T1"><text:s text:c="6"/></text:span><text:span text:style-name="T1">$this-&gt;user = $this-&gt;session-&gt;get('user');</text:span></text:p>
            <text:p text:style-name="P7"><text:span text:style-name="T1">}</text:span></text:p>
          </draw:text-box>
        </draw:frame>
        <draw:frame draw:style-name="gr13" draw:text-style-name="P2" draw:layer="layout" svg:width="5.5cm" svg:height="1.157cm" svg:x="8.389cm" svg:y="12.999cm">
          <draw:text-box>
            <text:p text:style-name="P1"><text:span text:style-name="T1"><text:s/></text:span><text:span text:style-name="T1">session_start();</text:span></text:p>
          </draw:text-box>
        </draw:frame>
        <draw:frame draw:style-name="gr14" draw:text-style-name="P2" draw:layer="layout" svg:width="6cm" svg:height="0.999cm" svg:x="14cm" svg:y="13cm">
          <draw:text-box>
            <text:p text:style-name="P1"><text:span text:style-name="T1">Get Flash Messages</text:span></text:p>
          </draw:text-box>
        </draw:frame>
        <draw:line draw:style-name="gr4" draw:text-style-name="P3" draw:layer="layout" svg:x1="14.5cm" svg:y1="10.446cm" svg:x2="14.5cm" svg:y2="11.447cm">
          <text:p/>
        </draw:line>
        <draw:frame draw:style-name="gr15" draw:text-style-name="P2" draw:layer="layout" svg:width="8cm" svg:height="2.657cm" svg:x="35.5cm" svg:y="11.843cm">
          <draw:text-box>
            <text:p text:style-name="P1"><text:span text:style-name="T1">Get Database values From .env file and Intialize PDO Connectio</text:span></text:p>
          </draw:text-box>
        </draw:frame>
        <draw:line draw:style-name="gr3" draw:text-style-name="P3" draw:layer="layout" svg:x1="39.5cm" svg:y1="10.659cm" svg:x2="39.5cm" svg:y2="11.605cm">
          <text:p/>
        </draw:line>
        <draw:line draw:style-name="gr3" draw:text-style-name="P3" draw:layer="layout" svg:x1="78.5cm" svg:y1="8.054cm" svg:x2="78.5cm" svg:y2="9cm">
          <text:p/>
        </draw:line>
        <draw:frame draw:style-name="gr16" draw:text-style-name="P6" draw:layer="layout" svg:width="9.5cm" svg:height="4cm" svg:x="74cm" svg:y="12cm">
          <draw:text-box>
            <text:p text:style-name="P7"><text:span text:style-name="T1">public View $view;</text:span></text:p>
            <text:p text:style-name="P7"><text:span text:style-name="T1">protected array <text:s/>$routes = [];</text:span></text:p>
            <text:p text:style-name="P7"><text:span text:style-name="T1">public array <text:s/>$middlewares = []; </text:span></text:p>
            <text:p text:style-name="P7"><text:span text:style-name="T1">protected <text:s/>$lastPath = '';</text:span></text:p>
            <text:p text:style-name="P7"><text:span text:style-name="T1">protected <text:s/>$lastMethod = '';</text:span></text:p>
          </draw:text-box>
        </draw:frame>
        <draw:line draw:style-name="gr3" draw:text-style-name="P3" draw:layer="layout" svg:x1="78cm" svg:y1="10.554cm" svg:x2="78cm" svg:y2="11.5cm">
          <text:p/>
        </draw:line>
        <draw:line draw:style-name="gr4" draw:text-style-name="P3" draw:layer="layout" svg:x1="97.5cm" svg:y1="8.58cm" svg:x2="103.5cm" svg:y2="8.58cm">
          <text:p/>
        </draw:line>
        <draw:line draw:style-name="gr3" draw:text-style-name="P3" draw:layer="layout" svg:x1="97.5cm" svg:y1="8.554cm" svg:x2="97.5cm" svg:y2="9.5cm">
          <text:p/>
        </draw:line>
        <draw:line draw:style-name="gr3" draw:text-style-name="P3" draw:layer="layout" svg:x1="103.5cm" svg:y1="8.607cm" svg:x2="103.5cm" svg:y2="9.553cm">
          <text:p/>
        </draw:line>
        <draw:line draw:style-name="gr4" draw:text-style-name="P3" draw:layer="layout" svg:x1="100.5cm" svg:y1="7.5cm" svg:x2="100.5cm" svg:y2="8.501cm">
          <text:p/>
        </draw:line>
        <draw:frame draw:style-name="gr7" draw:text-style-name="P2" draw:layer="layout" svg:width="7cm" svg:height="1cm" svg:x="96.5cm" svg:y="10cm">
          <draw:text-box>
            <text:p text:style-name="P1"><text:span text:style-name="T1">get($path, $callBack)</text:span></text:p>
          </draw:text-box>
        </draw:frame>
        <draw:line draw:style-name="gr3" draw:text-style-name="P3" draw:layer="layout" svg:x1="102cm" svg:y1="11.054cm" svg:x2="102cm" svg:y2="12cm">
          <text:p/>
        </draw:line>
        <draw:frame draw:style-name="gr17" draw:text-style-name="P6" draw:layer="layout" svg:width="11cm" svg:height="3.063cm" svg:x="96.5cm" svg:y="12cm">
          <draw:text-box>
            <text:p text:style-name="P7"><text:span text:style-name="T1">self::$lastPath = $path;</text:span></text:p>
            <text:p text:style-name="P7"><text:span text:style-name="T1">self::$lastMethod = 'get';</text:span></text:p>
            <text:p text:style-name="P7"><text:span text:style-name="T1">self::$routes['get'][$path] = $callback;</text:span></text:p>
            <text:p text:style-name="P7"><text:span text:style-name="T1">return <text:s/>new static; </text:span></text:p>
          </draw:text-box>
        </draw:frame>
        <draw:frame draw:style-name="gr10" draw:text-style-name="P6" draw:layer="layout" svg:width="9cm" svg:height="1.657cm" svg:x="110.5cm" svg:y="8cm">
          <draw:text-box>
            <text:p text:style-name="P7"><text:span text:style-name="T1">TragerEvents</text:span></text:p>
            <text:p text:style-name="P7"><text:span text:style-name="T1">echo $this-&gt;router-&gt;resolve(); </text:span></text:p>
          </draw:text-box>
        </draw:frame>
        <draw:line draw:style-name="gr3" draw:text-style-name="P3" draw:layer="layout" svg:x1="115cm" svg:y1="7cm" svg:x2="115cm" svg:y2="7.946cm">
          <text:p/>
        </draw:line>
        <draw:line draw:style-name="gr3" draw:text-style-name="P3" draw:layer="layout" svg:x1="115cm" svg:y1="9.657cm" svg:x2="115cm" svg:y2="10.603cm">
          <text:p/>
        </draw:line>
        <draw:frame draw:style-name="gr18" draw:text-style-name="P6" draw:layer="layout" svg:width="11cm" svg:height="5.172cm" svg:x="109.5cm" svg:y="10.828cm">
          <draw:text-box>
            <text:p text:style-name="P1"><text:span text:style-name="T1">function resolve()</text:span></text:p>
            <text:p text:style-name="P1"><text:span text:style-name="T1">Get request path</text:span></text:p>
            <text:p text:style-name="P1"><text:span text:style-name="T1">Get request method</text:span></text:p>
            <text:p text:style-name="P1"><text:span text:style-name="T1">Get Callback</text:span></text:p>
            <text:p text:style-name="P1"><text:span text:style-name="T1">Get middle wares </text:span></text:p>
            <text:p text:style-name="P1"><text:span text:style-name="T1">Get queryString</text:span></text:p>
            <text:p text:style-name="P1"><text:span text:style-name="T1">Run callback</text:span></text:p>
          </draw:text-box>
        </draw:frame>
        <draw:line draw:style-name="gr3" draw:text-style-name="P3" draw:layer="layout" svg:x1="115cm" svg:y1="16.054cm" svg:x2="115cm" svg:y2="17cm">
          <text:p/>
        </draw:line>
        <draw:frame draw:style-name="gr18" draw:text-style-name="P6" draw:layer="layout" svg:width="11cm" svg:height="2.394cm" svg:x="110cm" svg:y="17cm">
          <draw:text-box>
            <text:p text:style-name="P1"><text:span text:style-name="T1">If callback is function</text:span></text:p>
            <text:p text:style-name="P1"><text:span text:style-name="T1">Call function from controller</text:span></text:p>
            <text:p text:style-name="P1"><text:span text:style-name="T1"/></text:p>
          </draw:text-box>
        </draw:frame>
        <draw:line draw:style-name="gr4" draw:text-style-name="P3" draw:layer="layout" svg:x1="123cm" svg:y1="18cm" svg:x2="120.5cm" svg:y2="18.002cm">
          <text:p/>
        </draw:line>
        <draw:line draw:style-name="gr4" draw:text-style-name="P3" draw:layer="layout" svg:x1="123cm" svg:y1="18cm" svg:x2="123cm" svg:y2="9cm">
          <text:p/>
        </draw:line>
        <draw:line draw:style-name="gr3" draw:text-style-name="P3" draw:layer="layout" svg:x1="123cm" svg:y1="9cm" svg:x2="121cm" svg:y2="9cm">
          <text:p/>
        </draw:line>
        <presentation:notes draw:style-name="dp2">
          <draw:page-thumbnail draw:style-name="gr1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Arial" style:font-size-asian="24pt" style:language-asian="zh" style:country-asian="CN" style:font-name-complex="DejaVu Sans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0cm" fo:page-height="50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3.005cm" svg:x="1cm" svg:y="4.77cm"/>
      <draw:page-thumbnail draw:layer="backgroundobjects" svg:width="8.999cm" svg:height="3.005cm" svg:x="1cm" svg:y="13.346cm"/>
      <draw:page-thumbnail draw:layer="backgroundobjects" svg:width="8.999cm" svg:height="3.005cm" svg:x="1cm" svg:y="21.922cm"/>
      <draw:page-thumbnail draw:layer="backgroundobjects" svg:width="8.999cm" svg:height="3.005cm" svg:x="11cm" svg:y="4.77cm"/>
      <draw:page-thumbnail draw:layer="backgroundobjects" svg:width="8.999cm" svg:height="3.005cm" svg:x="11cm" svg:y="13.346cm"/>
      <draw:page-thumbnail draw:layer="backgroundobjects" svg:width="8.999cm" svg:height="3.005cm" svg:x="11cm" svg:y="21.922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15:37:58.762191897</meta:creation-date>
    <dc:date>2024-12-29T23:36:04.015142745</dc:date>
    <meta:editing-duration>PT3H41M50S</meta:editing-duration>
    <meta:editing-cycles>21</meta:editing-cycles>
    <meta:generator>LibreOffice/7.0.4.2$Linux_X86_64 LibreOffice_project/00$Build-2</meta:generator>
    <meta:document-statistic meta:object-count="84"/>
  </office:meta>
</office:document-meta>
</file>